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ndalus" svg:font-family="Andalu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172f47" fo:font-size="12pt" fo:font-weight="bold" style:font-size-asian="12pt" style:font-weight-asian="bold" style:font-size-complex="12pt" style:font-weight-complex="bold"/>
    </style:style>
    <style:style style:name="P2" style:family="paragraph" style:parent-style-name="Standard">
      <style:paragraph-properties fo:margin-left="0in" fo:margin-right="0in" fo:text-align="start" style:justify-single-word="false" fo:text-indent="0in" style:auto-text-indent="false" style:text-autospace="none"/>
      <style:text-properties fo:color="#172f47" fo:font-size="11pt" fo:font-weight="bold" style:font-size-asian="11pt" style:font-weight-asian="bold" style:font-size-complex="11pt"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fo:color="#172f47" fo:font-size="10pt" fo:font-weight="bold" style:font-size-asian="10pt" style:font-weight-asian="bold" style:font-size-complex="10pt" style:font-weight-complex="bold"/>
    </style:style>
    <style:style style:name="P4" style:family="paragraph" style:parent-style-name="Standard">
      <style:paragraph-properties fo:margin-left="0in" fo:margin-right="0in" fo:text-align="start" style:justify-single-word="false" fo:text-indent="0in" style:auto-text-indent="false" style:text-autospace="none"/>
      <style:text-properties fo:color="#172f47" style:font-name="Courier New" fo:font-size="11pt" fo:font-weight="bold" style:font-name-asian="Courier New" style:font-size-asian="11pt" style:font-weight-asian="bold" style:font-name-complex="Courier New" style:font-size-complex="11pt" style:font-weight-complex="bold"/>
    </style:style>
    <style:style style:name="P5"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fo:font-size="10pt" style:font-size-asian="10pt"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style:font-size-asian="11pt" style:font-size-complex="11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4444cc" style:font-name="Courier New" fo:font-size="11pt" style:font-name-asian="Courier New" style:font-size-asian="11pt" style:font-name-complex="Courier New" style:font-size-complex="11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alibri" fo:font-size="11pt" style:font-size-asian="11pt" style:font-size-complex="11pt"/>
    </style:style>
    <style:style style:name="P11" style:family="paragraph" style:parent-style-name="Standard" style:master-page-name="">
      <style:paragraph-properties fo:margin-left="0.0102in" fo:margin-right="0in" fo:text-align="start" style:justify-single-word="false" fo:text-indent="-0.1146in" style:auto-text-indent="false" style:page-number="auto" style:text-autospace="none"/>
      <style:text-properties fo:color="#000000" style:font-name="Calibri" fo:font-size="11pt" style:font-size-asian="11pt" style:font-size-complex="11pt"/>
    </style:style>
    <style:style style:name="P12" style:family="paragraph" style:parent-style-name="Standard">
      <style:paragraph-properties fo:margin-left="1.4772in" fo:margin-right="0in" fo:text-align="start" style:justify-single-word="false" fo:text-indent="0in" style:auto-text-indent="false" style:text-autospace="none"/>
      <style:text-properties fo:color="#000000" fo:font-size="10pt" style:font-size-asian="10pt" style:font-size-complex="10pt"/>
    </style:style>
    <style:style style:name="P13" style:family="paragraph" style:parent-style-name="Standard" style:list-style-name="L1">
      <style:paragraph-properties fo:text-align="start" style:justify-single-word="false" style:text-autospace="none"/>
      <style:text-properties fo:color="#000000" style:font-name="Calibri" fo:font-size="11pt" style:font-size-asian="11pt" style:font-size-complex="11pt"/>
    </style:style>
    <style:style style:name="P14" style:family="paragraph" style:parent-style-name="Standard" style:list-style-name="L2">
      <style:paragraph-properties fo:text-align="start" style:justify-single-word="false" style:text-autospace="none"/>
      <style:text-properties fo:color="#000000" style:font-name="Calibri" fo:font-size="11pt" style:font-size-asian="11pt" style:font-size-complex="11pt"/>
    </style:style>
    <style:style style:name="P15" style:family="paragraph" style:parent-style-name="Standard" style:list-style-name="L3">
      <style:paragraph-properties fo:text-align="start" style:justify-single-word="false" style:text-autospace="none"/>
      <style:text-properties fo:color="#000000" style:font-name="Calibri" fo:font-size="11pt" style:font-size-asian="11pt" style:font-size-complex="11pt"/>
    </style:style>
    <style:style style:name="P16" style:family="paragraph" style:parent-style-name="Standard" style:list-style-name="L4">
      <style:paragraph-properties fo:text-align="start" style:justify-single-word="false" style:text-autospace="none"/>
      <style:text-properties fo:color="#000000" style:font-name="Calibri" fo:font-size="11pt" style:font-size-asian="11pt" style:font-size-complex="11pt"/>
    </style:style>
    <style:style style:name="P17" style:family="paragraph" style:parent-style-name="Standard" style:list-style-name="L5">
      <style:paragraph-properties fo:text-align="start" style:justify-single-word="false" style:text-autospace="none"/>
      <style:text-properties fo:color="#000000" style:font-name="Calibri" fo:font-size="11pt" style:font-size-asian="11pt" style:font-size-complex="11pt"/>
    </style:style>
    <style:style style:name="P18" style:family="paragraph" style:parent-style-name="Standard" style:list-style-name="L6">
      <style:paragraph-properties fo:text-align="start" style:justify-single-word="false" style:text-autospace="none"/>
      <style:text-properties fo:color="#000000" style:font-name="Calibri" fo:font-size="11pt" style:font-size-asian="11pt" style:font-size-complex="11pt"/>
    </style:style>
    <style:style style:name="P19" style:family="paragraph" style:parent-style-name="Standard" style:list-style-name="L7">
      <style:paragraph-properties fo:text-align="start" style:justify-single-word="false" style:text-autospace="none"/>
      <style:text-properties fo:color="#000000" style:font-name="Calibri" fo:font-size="11pt" style:font-size-asian="11pt" style:font-size-complex="11pt"/>
    </style:style>
    <style:style style:name="P20" style:family="paragraph" style:parent-style-name="Standard" style:list-style-name="L8">
      <style:paragraph-properties fo:text-align="start" style:justify-single-word="false" style:text-autospace="none"/>
      <style:text-properties fo:color="#000000" style:font-name="Calibri" fo:font-size="11pt" style:font-size-asian="11pt" style:font-size-complex="11pt"/>
    </style:style>
    <style:style style:name="P21" style:family="paragraph" style:parent-style-name="Standard" style:list-style-name="L9">
      <style:paragraph-properties fo:text-align="start" style:justify-single-word="false" style:text-autospace="none"/>
      <style:text-properties fo:color="#000000" style:font-name="Calibri" fo:font-size="11pt" style:font-size-asian="11pt" style:font-size-complex="11pt"/>
    </style:style>
    <style:style style:name="P22" style:family="paragraph" style:parent-style-name="Standard">
      <style:paragraph-properties fo:margin-left="0.4925in" fo:margin-right="0in" fo:text-align="start" style:justify-single-word="false" fo:text-indent="0in" style:auto-text-indent="false" style:text-autospace="none"/>
      <style:text-properties fo:color="#000000" style:font-name="Calibri" fo:font-size="11pt" style:font-size-asian="11pt" style:font-size-complex="11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style:font-size-asian="11pt" style:font-size-complex="11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fo:font-weight="bold" style:font-size-asian="11pt" style:font-weight-asian="bold" style:font-size-complex="11pt" style:font-weight-complex="bold"/>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Calibri" fo:font-size="11pt" fo:font-style="italic" style:font-size-asian="11pt" style:font-style-asian="italic" style:font-size-complex="11pt" style:font-style-complex="italic"/>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fo:font-size="10pt" style:font-size-asian="10pt"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fo:font-size="10pt" fo:font-weight="bold" style:font-size-asian="10pt" style:font-weight-asian="bold" style:font-size-complex="10pt" style:font-weight-complex="bold"/>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Calibri" fo:font-size="11pt" style:font-size-asian="11pt" style:font-size-complex="11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172f47" fo:font-size="11pt" fo:font-weight="bold" style:font-size-asian="11pt" style:font-weight-asian="bold" style:font-size-complex="11pt" style:font-weight-complex="bold"/>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172f47" style:font-name="Cambria" fo:font-size="14pt" fo:font-weight="bold" style:font-size-asian="14pt" style:font-weight-asian="bold" style:font-size-complex="14pt" style:font-weight-complex="bold"/>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172f47" fo:font-size="12pt" fo:font-weight="bold" style:font-size-asian="12pt" style:font-weight-asian="bold" style:font-size-complex="12pt" style:font-weight-complex="bold"/>
    </style:style>
    <style:style style:name="P32" style:family="paragraph" style:parent-style-name="Standard">
      <style:paragraph-properties fo:margin-left="0in" fo:margin-right="0in" fo:text-align="center" style:justify-single-word="false" fo:text-indent="0in" style:auto-text-indent="false" style:text-autospace="none"/>
      <style:text-properties fo:color="#172f47" fo:font-size="12pt" fo:font-weight="bold" style:font-size-asian="12pt" style:font-weight-asian="bold" style:font-size-complex="12pt" style:font-weight-complex="bold"/>
    </style:style>
    <style:style style:name="P33" style:family="paragraph" style:parent-style-name="Standard">
      <style:paragraph-properties fo:margin-left="0in" fo:margin-right="0in" fo:text-align="center" style:justify-single-word="false" fo:text-indent="0in" style:auto-text-indent="false" style:text-autospace="none"/>
      <style:text-properties fo:color="#172f47"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fo:font-size="11pt" style:font-size-asian="11pt" style:font-size-complex="11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Calibri" fo:font-size="11pt" style:font-size-asian="11pt" style:font-size-complex="11pt"/>
    </style:style>
    <style:style style:name="P37" style:family="paragraph" style:parent-style-name="Standard" style:master-page-name="">
      <style:paragraph-properties fo:margin-left="0.2465in" fo:margin-right="0in" fo:text-align="start" style:justify-single-word="false" fo:text-indent="-0.0661in" style:auto-text-indent="false" style:page-number="auto" style:text-autospace="none"/>
      <style:text-properties fo:color="#000000" style:font-name="Calibri" fo:font-size="11pt" style:font-size-asian="11pt" style:font-size-complex="11pt"/>
    </style:style>
    <style:style style:name="P38" style:family="paragraph" style:parent-style-name="Standard">
      <style:paragraph-properties fo:margin-left="0.2465in" fo:margin-right="0in" fo:text-align="start" style:justify-single-word="false" fo:text-indent="-0.0661in" style:auto-text-indent="false" style:text-autospace="none"/>
      <style:text-properties fo:color="#000000" style:font-name="Calibri" fo:font-size="11pt" style:font-size-asian="11pt" style:font-size-complex="11pt"/>
    </style:style>
    <style:style style:name="P39" style:family="paragraph" style:parent-style-name="Standard">
      <style:paragraph-properties fo:margin-left="0.5102in" fo:margin-right="0in" fo:text-align="start" style:justify-single-word="false" fo:text-indent="0in" style:auto-text-indent="false" style:text-autospace="none"/>
      <style:text-properties fo:color="#000000" style:font-name="Calibri" fo:font-size="11pt" style:font-size-asian="11pt" style:font-size-complex="11pt"/>
    </style:style>
    <style:style style:name="P40" style:family="paragraph" style:parent-style-name="Standard" style:master-page-name="">
      <style:paragraph-properties fo:margin-left="-0.4925in" fo:margin-right="0in" fo:text-align="start" style:justify-single-word="false" fo:text-indent="0.6819in" style:auto-text-indent="false" style:page-number="auto" style:text-autospace="none"/>
      <style:text-properties fo:color="#000000" style:font-name="Calibri" fo:font-size="11pt" style:font-size-asian="11pt" style:font-size-complex="11pt"/>
    </style:style>
    <style:style style:name="P41" style:family="paragraph" style:parent-style-name="Standard" style:master-page-name="">
      <style:paragraph-properties fo:margin-left="0.2839in" fo:margin-right="0in" fo:text-align="start" style:justify-single-word="false" fo:text-indent="-0.0854in" style:auto-text-indent="false" style:page-number="auto" style:text-autospace="none"/>
      <style:text-properties fo:color="#000000" style:font-name="Calibri" fo:font-size="11pt" style:font-size-asian="11pt" style:font-size-complex="11pt"/>
    </style:style>
    <style:style style:name="P42" style:family="paragraph" style:parent-style-name="Standard">
      <style:paragraph-properties fo:margin-left="0.2839in" fo:margin-right="0in" fo:text-align="start" style:justify-single-word="false" fo:text-indent="-0.0854in" style:auto-text-indent="false" style:text-autospace="none"/>
      <style:text-properties fo:color="#000000" style:font-name="Calibri" fo:font-size="11pt" style:font-size-asian="11pt" style:font-size-complex="11pt"/>
    </style:style>
    <style:style style:name="P43" style:family="paragraph" style:parent-style-name="Standard" style:master-page-name="">
      <style:paragraph-properties fo:margin-left="0in" fo:margin-right="0in" fo:text-align="start" style:justify-single-word="false" fo:text-indent="0.2083in" style:auto-text-indent="false" style:page-number="auto" style:text-autospace="none"/>
      <style:text-properties fo:color="#000000" style:font-name="Calibri" fo:font-size="11pt" style:font-size-asian="11pt" style:font-size-complex="11pt"/>
    </style:style>
    <style:style style:name="P44" style:family="paragraph" style:parent-style-name="Standard" style:master-page-name="">
      <style:paragraph-properties fo:margin-left="0in" fo:margin-right="0in" fo:text-align="start" style:justify-single-word="false" fo:text-indent="0.2272in" style:auto-text-indent="false" style:page-number="auto" style:text-autospace="none"/>
      <style:text-properties fo:color="#000000" style:font-name="Calibri" fo:font-size="11pt" style:font-size-asian="11pt" style:font-size-complex="11pt"/>
    </style:style>
    <style:style style:name="P45" style:family="paragraph" style:parent-style-name="Standard" style:master-page-name="">
      <style:paragraph-properties fo:margin-left="0.322in" fo:margin-right="0in" fo:text-align="start" style:justify-single-word="false" fo:text-indent="-0.1138in" style:auto-text-indent="false" style:page-number="auto" style:text-autospace="none"/>
      <style:text-properties fo:color="#000000" style:font-name="Calibri" fo:font-size="11pt" style:font-size-asian="11pt" style:font-size-complex="11pt"/>
    </style:style>
    <style:style style:name="P46" style:family="paragraph" style:parent-style-name="Standard" style:master-page-name="">
      <style:paragraph-properties fo:margin-left="0.4925in" fo:margin-right="0in" fo:text-align="start" style:justify-single-word="false" fo:text-indent="-0.322in" style:auto-text-indent="false" style:page-number="auto" style:text-autospace="none"/>
      <style:text-properties fo:color="#000000" style:font-name="Calibri" fo:font-size="11pt" style:font-size-asian="11pt" style:font-size-complex="11pt"/>
    </style:style>
    <style:style style:name="P47" style:family="paragraph" style:parent-style-name="Standard">
      <style:paragraph-properties fo:margin-left="0.4925in" fo:margin-right="0in" fo:text-align="start" style:justify-single-word="false" fo:text-indent="-0.322in" style:auto-text-indent="false" style:text-autospace="none"/>
      <style:text-properties fo:color="#000000" style:font-name="Calibri" fo:font-size="11pt" style:font-size-asian="11pt" style:font-size-complex="11pt"/>
    </style:style>
    <style:style style:name="P48" style:family="paragraph" style:parent-style-name="Standard" style:master-page-name="">
      <style:paragraph-properties fo:margin-left="0.2744in" fo:margin-right="0in" fo:text-align="start" style:justify-single-word="false" fo:text-indent="-0.1043in" style:auto-text-indent="false" style:page-number="auto" style:text-autospace="none"/>
      <style:text-properties fo:color="#000000" style:font-name="Calibri" fo:font-size="11pt" style:font-size-asian="11pt" style:font-size-complex="11pt"/>
    </style:style>
    <style:style style:name="P49" style:family="paragraph" style:parent-style-name="Standard" style:master-page-name="">
      <style:paragraph-properties fo:margin-left="0.0571in" fo:margin-right="0in" fo:text-align="justify" style:justify-single-word="false" fo:text-indent="0in" style:auto-text-indent="false" style:page-number="auto" style:text-autospace="none"/>
      <style:text-properties fo:color="#000000" style:font-name="Calibri" fo:font-size="11pt" style:font-size-asian="11pt" style:font-size-complex="11pt"/>
    </style:style>
    <style:style style:name="P50" style:family="paragraph" style:parent-style-name="Standard">
      <style:paragraph-properties fo:margin-left="0.0571in" fo:margin-right="0in" fo:text-align="justify" style:justify-single-word="false" fo:text-indent="0in" style:auto-text-indent="false" style:text-autospace="none"/>
      <style:text-properties fo:color="#000000" style:font-name="Calibri" fo:font-size="11pt" style:font-size-asian="11pt" style:font-size-complex="11pt"/>
    </style:style>
    <style:style style:name="P51" style:family="paragraph" style:parent-style-name="Standard">
      <style:paragraph-properties fo:margin-left="0.0571in" fo:margin-right="0in" fo:text-align="justify" style:justify-single-word="false" fo:text-indent="0in" style:auto-text-indent="false" style:text-autospace="none"/>
      <style:text-properties fo:color="#000000" style:font-name="Calibri" fo:font-size="11pt" style:font-name-asian="Courier New" style:font-size-asian="11pt" style:font-name-complex="Courier New" style:font-size-complex="11pt"/>
    </style:style>
    <style:style style:name="P52" style:family="paragraph" style:parent-style-name="Standard">
      <style:paragraph-properties fo:margin-left="0.0571in" fo:margin-right="0in" fo:text-align="justify" style:justify-single-word="false" fo:text-indent="0in" style:auto-text-indent="false" style:text-autospace="none"/>
      <style:text-properties fo:color="#000000" fo:font-size="11pt" style:font-size-asian="11pt" style:font-size-complex="11pt"/>
    </style:style>
    <style:style style:name="P53" style:family="paragraph" style:parent-style-name="Standard">
      <style:paragraph-properties fo:margin-left="0.0571in" fo:margin-right="0in" fo:text-align="justify" style:justify-single-word="false" fo:text-indent="0in" style:auto-text-indent="false" style:text-autospace="none"/>
      <style:text-properties fo:color="#000000" fo:font-size="10pt" style:font-size-asian="10pt" style:font-size-complex="10pt"/>
    </style:style>
    <style:style style:name="P54" style:family="paragraph" style:parent-style-name="Standard">
      <style:paragraph-properties fo:margin-left="0.0571in" fo:margin-right="0in" fo:text-align="justify" style:justify-single-word="false" fo:text-indent="0in" style:auto-text-indent="false" style:text-autospace="none"/>
      <style:text-properties fo:color="#4444cc" style:font-name="Courier New" fo:font-size="11pt" style:font-name-asian="Courier New" style:font-size-asian="11pt" style:font-name-complex="Courier New" style:font-size-complex="11pt"/>
    </style:style>
    <style:style style:name="P55" style:family="paragraph" style:parent-style-name="Standard" style:master-page-name="">
      <style:paragraph-properties fo:margin-left="0.0756in" fo:margin-right="0in" fo:text-align="justify" style:justify-single-word="false" fo:text-indent="0in" style:auto-text-indent="false" style:page-number="auto" style:text-autospace="none"/>
      <style:text-properties fo:color="#000000" style:font-name="Calibri" fo:font-size="11pt" style:font-size-asian="11pt" style:font-size-complex="11pt"/>
    </style:style>
    <style:style style:name="P56" style:family="paragraph" style:parent-style-name="Standard" style:list-style-name="L2" style:master-page-name="">
      <style:paragraph-properties fo:text-align="start" style:justify-single-word="false" style:page-number="auto" style:text-autospace="none"/>
      <style:text-properties fo:color="#000000" style:font-name="Calibri" fo:font-size="11pt" style:font-size-asian="11pt" style:font-size-complex="11pt"/>
    </style:style>
    <style:style style:name="P57" style:family="paragraph" style:parent-style-name="Standard" style:list-style-name="L3" style:master-page-name="">
      <style:paragraph-properties fo:text-align="start" style:justify-single-word="false" style:page-number="auto" style:text-autospace="none"/>
      <style:text-properties fo:color="#000000" style:font-name="Calibri" fo:font-size="11pt" style:font-size-asian="11pt" style:font-size-complex="11pt"/>
    </style:style>
    <style:style style:name="P58" style:family="paragraph" style:parent-style-name="Standard" style:master-page-name="">
      <style:paragraph-properties fo:margin-left="0.2744in" fo:margin-right="0in" fo:text-align="start" style:justify-single-word="false" fo:text-indent="0in" style:auto-text-indent="false" style:page-number="auto" style:text-autospace="none"/>
      <style:text-properties fo:color="#172f47" style:font-name="Calibri" fo:font-size="11pt" fo:font-weight="bold" style:font-size-asian="11pt" style:font-weight-asian="bold" style:font-size-complex="11pt" style:font-weight-complex="bold"/>
    </style:style>
    <style:style style:name="P59" style:family="paragraph" style:parent-style-name="Standard">
      <style:paragraph-properties fo:margin-left="0.2744in" fo:margin-right="0in" fo:text-align="start" style:justify-single-word="false" fo:text-indent="0in" style:auto-text-indent="false" style:text-autospace="none"/>
      <style:text-properties fo:color="#172f47" style:font-name="Calibri" fo:font-size="10pt" fo:font-weight="bold" style:font-size-asian="10pt" style:font-weight-asian="bold" style:font-size-complex="10pt" style:font-weight-complex="bold"/>
    </style:style>
    <style:style style:name="P60" style:family="paragraph" style:parent-style-name="Standard">
      <style:paragraph-properties fo:margin-left="0.2744in" fo:margin-right="0in" fo:text-align="start" style:justify-single-word="false" fo:text-indent="0in" style:auto-text-indent="false" style:text-autospace="none"/>
      <style:text-properties fo:color="#172f47" fo:font-size="11pt" fo:font-weight="bold" style:font-size-asian="11pt" style:font-weight-asian="bold" style:font-size-complex="11pt" style:font-weight-complex="bold"/>
    </style:style>
    <style:style style:name="P61" style:family="paragraph" style:parent-style-name="Standard">
      <style:paragraph-properties fo:margin-left="0.2744in" fo:margin-right="0in" fo:text-align="start" style:justify-single-word="false" fo:text-indent="0in" style:auto-text-indent="false" style:text-autospace="none"/>
      <style:text-properties fo:color="#000000" fo:font-size="10pt" style:font-size-asian="10pt" style:font-size-complex="10pt"/>
    </style:style>
    <style:style style:name="P62" style:family="paragraph" style:parent-style-name="Standard">
      <style:paragraph-properties fo:margin-left="0.2744in" fo:margin-right="0in" fo:text-align="start" style:justify-single-word="false" fo:text-indent="0in" style:auto-text-indent="false" style:text-autospace="none"/>
      <style:text-properties fo:color="#000000" fo:font-size="11pt" style:font-size-asian="11pt" style:font-size-complex="11pt"/>
    </style:style>
    <style:style style:name="P63" style:family="paragraph" style:parent-style-name="Standard">
      <style:paragraph-properties fo:margin-left="0.2744in" fo:margin-right="0in" fo:text-align="start" style:justify-single-word="false" fo:text-indent="0in" style:auto-text-indent="false" style:text-autospace="none"/>
      <style:text-properties fo:font-size="10pt" style:font-size-asian="10pt" style:font-size-complex="10pt"/>
    </style:style>
    <style:style style:name="P64" style:family="paragraph" style:parent-style-name="Standard">
      <style:paragraph-properties fo:margin-left="0.2744in" fo:margin-right="0in" fo:text-align="start" style:justify-single-word="false" fo:text-indent="0in" style:auto-text-indent="false" style:text-autospace="none"/>
      <style:text-properties fo:font-size="11pt" style:font-size-asian="11pt" style:font-size-complex="11pt"/>
    </style:style>
    <style:style style:name="P65" style:family="paragraph" style:parent-style-name="Standard" style:master-page-name="">
      <style:paragraph-properties fo:margin-left="0.2839in" fo:margin-right="0in" fo:text-align="start" style:justify-single-word="false" fo:text-indent="0in" style:auto-text-indent="false" style:page-number="auto" style:text-autospace="none"/>
      <style:text-properties fo:color="#172f47" fo:font-size="11pt" fo:font-weight="bold" style:font-size-asian="11pt" style:font-weight-asian="bold" style:font-size-complex="11pt" style:font-weight-complex="bold"/>
    </style:style>
    <style:style style:name="P66" style:family="paragraph" style:parent-style-name="Standard">
      <style:paragraph-properties fo:margin-left="0.2839in" fo:margin-right="0in" fo:text-align="start" style:justify-single-word="false" fo:text-indent="0in" style:auto-text-indent="false" style:text-autospace="none"/>
      <style:text-properties fo:color="#000000" fo:font-size="11pt" style:font-size-asian="11pt" style:font-size-complex="11pt"/>
    </style:style>
    <style:style style:name="P67" style:family="paragraph" style:parent-style-name="Standard">
      <style:paragraph-properties fo:margin-left="0.2839in" fo:margin-right="0in" fo:text-align="start" style:justify-single-word="false" fo:text-indent="0in" style:auto-text-indent="false" style:text-autospace="none"/>
      <style:text-properties fo:color="#000000" fo:font-size="10pt" style:font-size-asian="10pt" style:font-size-complex="10pt"/>
    </style:style>
    <style:style style:name="P68" style:family="paragraph" style:parent-style-name="Standard">
      <style:paragraph-properties fo:margin-left="0.2839in" fo:margin-right="0in" fo:text-align="start" style:justify-single-word="false" fo:text-indent="0in" style:auto-text-indent="false" style:text-autospace="none"/>
      <style:text-properties fo:font-size="10pt" style:font-size-asian="10pt" style:font-size-complex="10pt"/>
    </style:style>
    <style:style style:name="P69" style:family="paragraph" style:parent-style-name="Standard">
      <style:paragraph-properties fo:margin-left="0.2839in" fo:margin-right="0in" fo:text-align="start" style:justify-single-word="false" fo:text-indent="0in" style:auto-text-indent="false" style:text-autospace="none"/>
      <style:text-properties fo:color="#172f47" fo:font-size="10pt" fo:font-weight="bold" style:font-size-asian="10pt" style:font-weight-asian="bold" style:font-size-complex="10pt" style:font-weight-complex="bold"/>
    </style:style>
    <style:style style:name="P70" style:family="paragraph" style:parent-style-name="Standard" style:master-page-name="">
      <style:paragraph-properties fo:margin-left="0.3028in" fo:margin-right="0in" fo:text-align="start" style:justify-single-word="false" fo:text-indent="0in" style:auto-text-indent="false" style:page-number="auto" style:text-autospace="none"/>
      <style:text-properties fo:color="#172f47" style:font-name="Calibri" fo:font-size="11pt" fo:font-weight="bold" style:font-size-asian="11pt" style:font-weight-asian="bold" style:font-size-complex="11pt" style:font-weight-complex="bold"/>
    </style:style>
    <style:style style:name="P71" style:family="paragraph" style:parent-style-name="Standard">
      <style:paragraph-properties fo:margin-left="0.3028in" fo:margin-right="0in" fo:text-align="start" style:justify-single-word="false" fo:text-indent="0in" style:auto-text-indent="false" style:text-autospace="none"/>
      <style:text-properties fo:color="#172f47" style:font-name="Calibri" fo:font-size="11pt" fo:font-weight="bold" style:font-size-asian="11pt" style:font-weight-asian="bold" style:font-size-complex="11pt" style:font-weight-complex="bold"/>
    </style:style>
    <style:style style:name="P72" style:family="paragraph" style:parent-style-name="Standard">
      <style:paragraph-properties fo:margin-left="0.3028in" fo:margin-right="0in" fo:text-align="start" style:justify-single-word="false" fo:text-indent="0in" style:auto-text-indent="false" style:text-autospace="none"/>
      <style:text-properties fo:color="#172f47" fo:font-size="11pt" fo:font-weight="bold" style:font-size-asian="11pt" style:font-weight-asian="bold" style:font-size-complex="11pt" style:font-weight-complex="bold"/>
    </style:style>
    <style:style style:name="P73" style:family="paragraph" style:parent-style-name="Standard">
      <style:paragraph-properties fo:margin-left="0.3028in" fo:margin-right="0in" fo:text-align="start" style:justify-single-word="false" fo:text-indent="0in" style:auto-text-indent="false" style:text-autospace="none"/>
      <style:text-properties fo:color="#000000" fo:font-size="11pt" style:font-size-asian="11pt" style:font-size-complex="11pt"/>
    </style:style>
    <style:style style:name="P74" style:family="paragraph" style:parent-style-name="Standard">
      <style:paragraph-properties fo:margin-left="0.3028in" fo:margin-right="0in" fo:text-align="start" style:justify-single-word="false" fo:text-indent="0in" style:auto-text-indent="false" style:text-autospace="none"/>
      <style:text-properties fo:font-size="11pt" style:font-size-asian="11pt" style:font-size-complex="11pt"/>
    </style:style>
    <style:style style:name="P75" style:family="paragraph" style:parent-style-name="Standard" style:master-page-name="">
      <style:paragraph-properties fo:margin-left="0.3126in" fo:margin-right="0in" fo:text-align="start" style:justify-single-word="false" fo:text-indent="-0.1138in" style:auto-text-indent="false" style:page-number="auto" style:text-autospace="none"/>
      <style:text-properties fo:color="#000000" style:font-name="Calibr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000000" style:font-name="Calibri"/>
    </style:style>
    <style:style style:name="T4" style:family="text">
      <style:text-properties fo:color="#000000" style:font-name="Calibri" style:text-underline-style="solid" style:text-underline-width="auto" style:text-underline-color="font-color"/>
    </style:style>
    <style:style style:name="T5" style:family="text">
      <style:text-properties fo:color="#000000" style:font-name="Calibri" fo:font-size="11pt" fo:font-weight="normal" style:font-size-asian="11pt" style:font-weight-asian="normal" style:font-size-complex="11pt" style:font-weight-complex="normal"/>
    </style:style>
    <style:style style:name="T6" style:family="text">
      <style:text-properties fo:color="#000000" style:font-name="Calibri" fo:font-weight="normal" style:font-weight-asian="normal" style:font-weight-complex="normal"/>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fo:font-weight="normal" style:font-weight-asian="normal" style:font-weight-complex="normal"/>
    </style:style>
    <style:style style:name="T9" style:family="text">
      <style:text-properties style:font-name="Calibri"/>
    </style:style>
    <style:style style:name="T10" style:family="text">
      <style:text-properties style:font-name="Calibri" style:text-underline-style="solid" style:text-underline-width="auto" style:text-underline-color="font-color"/>
    </style:style>
    <style:style style:name="T11" style:family="text">
      <style:text-properties style:font-name="Calibri" style:text-underline-style="none"/>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style:font-name="Cambria" fo:font-size="14pt" style:font-size-asian="14pt" style:font-size-complex="14pt"/>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font-name="Calibri"/>
    </style:style>
    <style:style style:name="T18" style:family="text">
      <style:text-properties style:font-name="Calibri" fo:font-weight="normal" style:font-weight-asian="normal" style:font-weight-complex="normal"/>
    </style:style>
    <style:style style:name="T19" style:family="text">
      <style:text-properties style:font-name="Calibri" fo:font-size="11pt" fo:font-weight="normal" style:font-size-asian="11pt" style:font-weight-asian="normal" style:font-size-complex="11pt" style:font-weight-complex="normal"/>
    </style:style>
    <style:style style:name="T20" style:family="text">
      <style:text-properties style:font-name="Calibri" fo:font-size="11pt" style:font-size-asian="11pt" style:font-size-complex="11pt"/>
    </style:style>
    <style:style style:name="T21" style:family="text">
      <style:text-properties style:font-name="Calibri" style:text-underline-style="solid" style:text-underline-width="auto" style:text-underline-color="font-color"/>
    </style:style>
    <style:style style:name="T22" style:family="text">
      <style:text-properties style:font-name="Calibri" fo:font-size="15pt" style:font-size-asian="15pt" style:font-size-complex="15pt"/>
    </style:style>
    <style:style style:name="T23" style:family="text">
      <style:text-properties style:font-name="Calibri" fo:font-style="italic" style:font-style-asian="italic" style:font-style-complex="italic"/>
    </style:style>
    <style:style style:name="T24" style:family="text">
      <style:text-properties style:font-name="Calibri" fo:font-style="italic" style:text-underline-style="solid" style:text-underline-width="auto" style:text-underline-color="font-color" style:font-style-asian="italic" style:font-style-complex="italic"/>
    </style:style>
    <style:style style:name="T25" style:family="text">
      <style:text-properties style:font-name="Calibri" fo:font-style="italic" style:text-underline-style="none" style:font-style-asian="italic" style:font-style-complex="italic"/>
    </style:style>
    <style:style style:name="T26" style:family="text">
      <style:text-properties fo:color="#172f47" fo:font-weight="bold" style:font-weight-asian="bold" style:font-weight-complex="bold"/>
    </style:style>
    <style:style style:name="T27" style:family="text">
      <style:text-properties fo:color="#172f47" style:font-name="Calibri" fo:font-size="11pt" fo:font-weight="normal" style:font-size-asian="11pt" style:font-weight-asian="normal" style:font-size-complex="11pt" style:font-weight-complex="normal"/>
    </style:style>
    <style:style style:name="T28" style:family="text">
      <style:text-properties fo:color="#172f47" style:font-name="Calibri" fo:font-size="11pt" fo:font-weight="bold" style:font-size-asian="11pt" style:font-weight-asian="bold" style:font-size-complex="11pt" style:font-weight-complex="bold"/>
    </style:style>
    <style:style style:name="T29" style:family="text">
      <style:text-properties fo:color="#172f47" fo:font-size="11pt" fo:font-weight="bold" style:font-size-asian="11pt" style:font-weight-asian="bold" style:font-size-complex="11pt" style:font-weight-complex="bold"/>
    </style:style>
    <style:style style:name="T30" style:family="text">
      <style:text-properties fo:color="#172f47" style:font-name="Cambria" fo:font-size="14pt" fo:font-weight="bold" style:font-size-asian="14pt" style:font-weight-asian="bold" style:font-size-complex="14pt" style:font-weight-complex="bold"/>
    </style:style>
    <style:style style:name="T31" style:family="text">
      <style:text-properties style:font-name="Times New Roman"/>
    </style:style>
    <style:style style:name="T3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756in" fo:text-indent="-0.25in" fo:margin-left="0.575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56in" fo:text-indent="-0.25in" fo:margin-left="0.825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56in" fo:text-indent="-0.25in" fo:margin-left="1.075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56in" fo:text-indent="-0.25in" fo:margin-left="1.325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56in" fo:text-indent="-0.25in" fo:margin-left="1.575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56in" fo:text-indent="-0.25in" fo:margin-left="1.825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56in" fo:text-indent="-0.25in" fo:margin-left="2.075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56in" fo:text-indent="-0.25in" fo:margin-left="2.325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56in" fo:text-indent="-0.25in" fo:margin-left="2.575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56in" fo:text-indent="-0.25in" fo:margin-left="2.8256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9">CATALOG - R&amp;D3</text:span></text:p>
      <text:p text:style-name="P1"><text:span text:style-name="T22"/></text:p>
      <text:p text:style-name="P32"><text:span text:style-name="T22">SalesFast</text:span><text:span text:style-name="T9"> - </text:span><text:span text:style-name="T23">a Sales activity management tool for </text:span><text:span text:style-name="T25">Pharmaceutical</text:span><text:span text:style-name="T23"> organizations</text:span></text:p>
      <text:p text:style-name="P1"/>
      <text:p text:style-name="P5"/>
      <text:p text:style-name="P6"><text:span text:style-name="T2">**Your Name:**</text:span> <text:span text:style-name="T1">Harshul</text:span> <text:span text:style-name="T1">Gandhi</text:span></text:p>
      <text:p text:style-name="P5"/>
      <text:p text:style-name="P6"><text:span text:style-name="T2">**Submission number:**</text:span> 1</text:p>
      <text:p text:style-name="P5"/>
      <text:p text:style-name="P6"><text:span text:style-name="T2">**Last-Modified Date:**</text:span> 21/01/2016</text:p>
      <text:p text:style-name="P5"/>
      <text:p text:style-name="P35"><text:span text:style-name="T30">Chapter 1 - Describe the business situation of 'R&amp;D3' with "5W1H"</text:span></text:p>
      <text:p text:style-name="P7"/>
      <text:p text:style-name="P7">**1. What is your business model? Describe industry, product, client, company size etc.**</text:p>
      <text:p text:style-name="P7"/>
      <text:p text:style-name="P49">B<text:span text:style-name="T32">-Pharma</text:span> is a global company that manufactures and distributes <text:span text:style-name="T32">pharmaceutical</text:span> products across the globe. It is based out of USA. It has research centers setup across US where extensive research is carried out to develop medicines for two medical conditions - Diabetes and <text:span text:style-name="T32">Oncology.</text:span> Medicines are distributed to retail sellers through a well defined distribution channel. B<text:span text:style-name="T32">-Pharma</text:span> aims towards helping general public, especially those who suffer from these serious medical conditions. The retail price for these medicines are lower as compared to other brands of medicines that serve the same purpose. B<text:span text:style-name="T32">-Pharma</text:span> has achieved this with the help of a very <text:span text:style-name="T32">optimized</text:span> research process and well structured distribution network.</text:p>
      <text:p text:style-name="P50">To make Doctors and Physicians aware about these products, <text:span text:style-name="T32">B-Pharma</text:span> has deployed an extensive network of Sales Force in the field. This force comprises of Sales Representatives (also referred to as SalesRep) who go through an elaborated training program to promote product of both branches that B<text:span text:style-name="T32">-Pharma</text:span> deals with.</text:p>
      <text:p text:style-name="P50"/>
      <text:p text:style-name="P52"><text:span text:style-name="T9">They visit Doctors and discuss with them the pros of these products based on Doctor's specialty. For example, a SalesRep trained to promote </text:span><text:span text:style-name="T11">Oncology</text:span><text:span text:style-name="T9"> products will only visit Doctors those remedy patients with tumor conditions. </text:span><text:s/></text:p>
      <text:p text:style-name="P53"><text:tab/></text:p>
      <text:p text:style-name="P54"><text:span text:style-name="T3">Currently B-</text:span><text:span text:style-name="T4">Pharma</text:span><text:span text:style-name="T3"> has </text:span><text:span text:style-name="T3">4</text:span><text:span text:style-name="T3"> different products in market that cover above mentioned </text:span><text:span text:style-name="T3">2</text:span><text:span text:style-name="T3"> branches of medicines -</text:span></text:p>
      <text:p text:style-name="P51">For Diabetes there are 2 medicines that are in pipeline : D_Med_1, D_Med_2</text:p>
      <text:p text:style-name="P51">For <text:span text:style-name="T32">Oncology</text:span> B<text:span text:style-name="T32">-Pharma</text:span> has 2 medicines that have proved to be very effective according to initial tests : O_Med_1, O_Med_2</text:p>
      <text:p text:style-name="P51"><text:tab/></text:p>
      <text:p text:style-name="P51">B-<text:span text:style-name="T1">Pharma</text:span> currently comprises of 9 members. For 5 states in US (2 on east coast and 3 on west coast), there is 1 Sales Representative each. A group of states is monitored by a District Manager (DM). SalesReps who are assigned to these states (also called territories) report to their corresponding DM. There are 2 District Managers so far <text:s/>(1 for east coast territories and 1 for west coast territories) in B-<text:span text:style-name="T1">Pharma</text:span>. Area Manager is in-charge of all territories in US. Both DMs report to Area Manager. </text:p>
      <text:p text:style-name="P9"><text:s text:c="4"/></text:p>
      <text:p text:style-name="P5"/>
      <text:p text:style-name="P7">**2. Who do you think would be involved in your business? List up role, person, or group as many as possible.**</text:p>
      <text:p text:style-name="P7"/>
      <text:p text:style-name="P55">SalesFast enables users at different levels to manage sales related activities in a very efficient and confined manner. Sales Representatives (field agents) can use this application to log in there daily activities and see what tasks they have been assigned.<text:tab/>District Managers, one level above SalesRep, can monitor the progress of their District, as entered by the SalesReps and assign targets to <text:span text:style-name="T32">them.</text:span> Area Managers monitor the activities of all states that B-Pharma covers in US and both DMs report to him. <text:s text:c="2"/></text:p>
      <text:p text:style-name="P8"><text:tab/></text:p>
      <text:p text:style-name="P5"/>
      <text:p text:style-name="P7"><text:soft-page-break/>**3. Describe each of their work flow: WHAT are they responsible for? WHEN, WHERE and WHAT do they work?**</text:p>
      <text:p text:style-name="P11"><text:tab/><text:span text:style-name="T2">A) </text:span><text:span text:style-name="T16">Sales Representatives:</text:span></text:p>
      <text:p text:style-name="P40">RESPONSIBILITIES:</text:p>
      <text:p text:style-name="P41">- Visit clients (in this case, doctors) based on the assignment done by District Manager. Discuss about the assigned product and pros as compared to other competing products.</text:p>
      <text:p text:style-name="P42">- Log every meeting's outcome in SalesFast system for <text:span text:style-name="T1">eg</text:span>, Doctor visited, which product was promoted, date visited and what is the outcome of the meeting. </text:p>
      <text:p text:style-name="P42">- Report he status of client as "in progress" / "submitted" based on the response during the meeting. </text:p>
      <text:p text:style-name="P42">- Drop samples of medicines at Clinics/Hospitals, as requested by the doctor. Log the number of entities of sample given to a particular doctor.</text:p>
      <text:p text:style-name="P22"/>
      <text:p text:style-name="P43">WHEN:</text:p>
      <text:p text:style-name="P75">- SalesReps mostly deal with on field business almost daily. So, they have to implement all the above mentioned responsibilities on a daily basis. </text:p>
      <text:p text:style-name="P39"/>
      <text:p text:style-name="P44">WHERE: </text:p>
      <text:p text:style-name="P45">- Most of the sales representative activities are carried out in the field. </text:p>
      <text:p text:style-name="P8"/>
      <text:p text:style-name="P24">B) <text:span text:style-name="T15">District Manager:</text:span></text:p>
      <text:p text:style-name="P37">RESPONSIBILITIES:</text:p>
      <text:p text:style-name="P38">- Construct a call plan for each SalesRep reporting to him. Fix number of calls to be made by a particular SalesRep for this week <text:s/></text:p>
      <text:p text:style-name="P38">- Align SalesRep to Doctors to whom he will pay a visit and and also medicine that he has to promote</text:p>
      <text:p text:style-name="P38">- Assign inventory of samples to a SalesRep of medicines relevant to the branch of medicine assigned to that SalesRep (x number of boxes).</text:p>
      <text:p text:style-name="P38"/>
      <text:p text:style-name="P38">WHEN:</text:p>
      <text:p text:style-name="P38">- This is done by District manager on a weekly basis. </text:p>
      <text:p text:style-name="P38"/>
      <text:p text:style-name="P38">WHERE: </text:p>
      <text:p text:style-name="P38">- District manager goes in the field very seldom. The mainly operate from head office of B<text:span text:style-name="T32">-Pharma.</text:span></text:p>
      <text:p text:style-name="P8"/>
      <text:p text:style-name="P24">C) <text:span text:style-name="T15">Area Manager</text:span>: </text:p>
      <text:p text:style-name="P46">RESPONSIBILITIES:</text:p>
      <text:p text:style-name="P47">- Define target for each District in terms of weekly calls and revenue. This target is visible to DM</text:p>
      <text:p text:style-name="P47">- Monitor number of calls made and converted in each district at least once a day. </text:p>
      <text:p text:style-name="P47">- Guide District Manager if progress in his/her district is not up to the mark.</text:p>
      <text:p text:style-name="P48">- Reassign Sales Representatives from one District Manager to another District Manager based on business needs or explicit requests submitted by DM or SalesRep.</text:p>
      <text:p text:style-name="P47"/>
      <text:p text:style-name="P47">WHEN:</text:p>
      <text:p text:style-name="P47">- 1st responsibility needs Regional Manager to use SalesFast on a weekly basis.</text:p>
      <text:p text:style-name="P47">- 2nd and 3rd need him to log in daily.</text:p>
      <text:p text:style-name="P47">- 4th responsibility will be executed on need basis. </text:p>
      <text:p text:style-name="P47"/>
      <text:p text:style-name="P47">WHERE: </text:p>
      <text:p text:style-name="P47">- They mainly operate from head office of B<text:span text:style-name="T32">-Pharma.</text:span></text:p>
      <text:p text:style-name="P12"><text:tab/><text:tab/><text:tab/></text:p>
      <text:p text:style-name="P6"><text:tab/><text:tab/><text:tab/> <text:s/><text:tab/><text:tab/></text:p>
      <text:p text:style-name="P6"><text:soft-page-break/></text:p>
      <text:p text:style-name="P6"/>
      <text:p text:style-name="P6"/>
      <text:p text:style-name="P6"/>
      <text:p text:style-name="P6"><text:tab/> <text:s/></text:p>
      <text:p text:style-name="P4"><text:span text:style-name="T14">Chapter 2 - Details of the user profiles</text:span></text:p>
      <text:p text:style-name="P6"/>
      <text:p text:style-name="P5"/>
      <text:p text:style-name="P3">### [User A]</text:p>
      <text:p text:style-name="P8"><text:span text:style-name="T12">Post/Position</text:span>: Sales Representative </text:p>
      <text:p text:style-name="P10"/>
      <text:p text:style-name="P8"><text:span text:style-name="T12">IT literacy</text:span>: Operational</text:p>
      <text:p text:style-name="P10"/>
      <text:p text:style-name="P8"><text:span text:style-name="T12">Frequency of using the software</text:span>: More than 4 times in a day</text:p>
      <text:p text:style-name="P10"/>
      <text:p text:style-name="P8"><text:span text:style-name="T12">Purpose of using the software:</text:span> </text:p>
      <text:list xml:id="list7435934636175087582" text:style-name="L1">
        <text:list-item>
          <text:p text:style-name="P13">Update details about calls executed.</text:p>
        </text:list-item>
        <text:list-item>
          <text:p text:style-name="P13">Log the outcome of the meeting.</text:p>
        </text:list-item>
        <text:list-item>
          <text:p text:style-name="P13">Maintain inventory of samples distributed.</text:p>
        </text:list-item>
      </text:list>
      <text:p text:style-name="P10"/>
      <text:p text:style-name="P25">Situation of using the software:</text:p>
      <text:p text:style-name="P10"/>
      <text:p text:style-name="P25">Describe what user expects.</text:p>
      <text:list xml:id="list8851098419396263200" text:style-name="L2">
        <text:list-item>
          <text:p text:style-name="P56">Able to see Doctors, Medicine (to be promoted) assigned to him by his District Manger. </text:p>
        </text:list-item>
        <text:list-item>
          <text:p text:style-name="P14">Able to see his/her targets (number of calls per week) which gets updated automatically when one meeting gets over</text:p>
        </text:list-item>
        <text:list-item>
          <text:p text:style-name="P14">Sample inventory management</text:p>
        </text:list-item>
      </text:list>
      <text:p text:style-name="P10"/>
      <text:p text:style-name="P25">Your proposal to solve the object</text:p>
      <text:list xml:id="list7427759041709314623" text:style-name="L3">
        <text:list-item>
          <text:p text:style-name="P57">Upon login, Sales Rep sees a drop down containing all doctors assigned to him. After selecting a doctor, a list with medicines to be promoted gets populated and also the address of that doctor (with google map directions).</text:p>
        </text:list-item>
        <text:list-item>
          <text:p text:style-name="P15">The landing page for SalesRep will contain information about target set by his/her DM. It will get deducted by 1 as soon as he submits outcome of a meeting with a doctor.</text:p>
        </text:list-item>
        <text:list-item>
          <text:p text:style-name="P15">SalesRep will be able to see how many samples have been assigned to him by his DM for each medicine. While submitting post call details in the system, he will also enter number of samples given to that doctor and that will update his inventory automatically.</text:p>
        </text:list-item>
      </text:list>
      <text:p text:style-name="P5"/>
      <text:p text:style-name="P3">### [User B]</text:p>
      <text:p text:style-name="P8"><text:span text:style-name="T12">Post/Position</text:span>: District Manager</text:p>
      <text:p text:style-name="P10"/>
      <text:p text:style-name="P8"><text:span text:style-name="T12">IT literacy</text:span>: Operational</text:p>
      <text:p text:style-name="P10"/>
      <text:p text:style-name="P8"><text:span text:style-name="T12">Frequency of using the software</text:span>: At least once a day</text:p>
      <text:p text:style-name="P10"/>
      <text:p text:style-name="P8"><text:span text:style-name="T12">Purpose of using the software</text:span>: </text:p>
      <text:list xml:id="list3161012354806807557" text:style-name="L6">
        <text:list-item>
          <text:p text:style-name="P18">Construct call plans for his SalesReps.</text:p>
        </text:list-item>
        <text:list-item>
          <text:p text:style-name="P18">Manage 'SalesRep to Doctor' alignment</text:p>
        </text:list-item>
        <text:list-item>
          <text:p text:style-name="P18">Monitor a particular SalesRep's progress through the week</text:p>
        </text:list-item>
        <text:list-item>
          <text:p text:style-name="P18">Incentive management for SalesRep</text:p>
        </text:list-item>
      </text:list>
      <text:p text:style-name="P10"/>
      <text:p text:style-name="P8"><text:soft-page-break/><text:span text:style-name="T12">Situation of using the software</text:span>:</text:p>
      <text:p text:style-name="P10"/>
      <text:p text:style-name="P25">Describe what user expects</text:p>
      <text:list xml:id="list329912912512277601" text:style-name="L4">
        <text:list-item>
          <text:p text:style-name="P16">Able to see all the SalesRep and their profile information (with address). </text:p>
        </text:list-item>
        <text:list-item>
          <text:p text:style-name="P16">Call planning for all SalesRep and alignment management</text:p>
        </text:list-item>
        <text:list-item>
          <text:p text:style-name="P16">Sample inventory management</text:p>
        </text:list-item>
      </text:list>
      <text:p text:style-name="P10"/>
      <text:p text:style-name="P25">Your proposal to solve the object</text:p>
      <text:list xml:id="list4247795158539318071" text:style-name="L5">
        <text:list-item>
          <text:p text:style-name="P17">Upon login, District Manager will be able to see a drop down with all SalesRep listed. On selecting one, his profile information will appear. </text:p>
        </text:list-item>
        <text:list-item>
          <text:p text:style-name="P17">DM can select a particular SalesRep and set weekly targets in terms of number of calls to be made. <text:s/>He can also align a particular sales rep to a set of doctors and the medicines that sales rep is going to promote.</text:p>
        </text:list-item>
        <text:list-item>
          <text:p text:style-name="P17">While managing target and alignment for a sales rep, DM can also allot <text:s/>a fix inventory of samples to that sales rep.</text:p>
        </text:list-item>
      </text:list>
      <text:p text:style-name="P5"/>
      <text:p text:style-name="P3">### [User C]</text:p>
      <text:p text:style-name="P8"><text:span text:style-name="T12">Post/Position</text:span>: Area Manager</text:p>
      <text:p text:style-name="P10"/>
      <text:p text:style-name="P8"><text:span text:style-name="T12">IT literacy</text:span>: Operational</text:p>
      <text:p text:style-name="P10"/>
      <text:p text:style-name="P8"><text:span text:style-name="T12">Frequency of using the software</text:span>: At least once a day</text:p>
      <text:p text:style-name="P10"/>
      <text:p text:style-name="P8"><text:span text:style-name="T12">Purpose of using the software</text:span>: </text:p>
      <text:list xml:id="list1606871888503271932" text:style-name="L7">
        <text:list-item>
          <text:p text:style-name="P19">Construct target plans for his District Managers.</text:p>
        </text:list-item>
        <text:list-item>
          <text:p text:style-name="P19">Reassign sales representative from one district to another</text:p>
        </text:list-item>
        <text:list-item>
          <text:p text:style-name="P19">Monitor a particular district's progress through the week</text:p>
        </text:list-item>
      </text:list>
      <text:p text:style-name="P10"/>
      <text:p text:style-name="P25">Situation of using the software:</text:p>
      <text:p text:style-name="P10"/>
      <text:p text:style-name="P25">Describe what user expects</text:p>
      <text:list xml:id="list8516423266383321648" text:style-name="L8">
        <text:list-item>
          <text:p text:style-name="P20">Able to see all employees information with their targets. </text:p>
        </text:list-item>
        <text:list-item>
          <text:p text:style-name="P20">Automatic and seamless transition of a sales rep when he/she is reassigned.</text:p>
        </text:list-item>
      </text:list>
      <text:p text:style-name="P10"/>
      <text:p text:style-name="P25">Your proposal to solve the object</text:p>
      <text:list xml:id="list3293312728366502811" text:style-name="L9">
        <text:list-item>
          <text:p text:style-name="P21">Upon login, Area Manager will see a list of District Managers and their corresponding SalesReps. Selecting each will populate their targets for the week, and achieved targets so far, on the page. </text:p>
        </text:list-item>
        <text:list-item>
          <text:p text:style-name="P21">When Area Manager reassigns a SalesRep from one district to another, the previous mapping of Sales Rep to District manager will be removed and new will be created. This will ensure immediate reallocation of SalesRep to the other DM.</text:p>
        </text:list-item>
      </text:list>
      <text:p text:style-name="P8"/>
      <text:p text:style-name="P6"/>
      <text:p text:style-name="P30">Chapter 3 - Descriptions of each "Merit"</text:p>
      <text:p text:style-name="P5"><text:span text:style-name="T26"/></text:p>
      <text:p text:style-name="P5"><text:span text:style-name="T29">[Merit 1] Reduced Status Update Time</text:span><text:span text:style-name="T26"> – </text:span><text:span text:style-name="T27">Time taken by subordinates to update superiors about status of a sales call gets reduced by using SalesFast</text:span><text:span text:style-name="T28"> </text:span></text:p>
      <text:p text:style-name="P10"/>
      <text:p text:style-name="P58"><text:span text:style-name="T31">[Function 1]</text:span> <text:span text:style-name="T8">Sales Representative can enter outcome of a call with a doctor which will involve parameters like 'Status', 'Product Discussed', 'Date Visited', 'Duration of Meeting'. This information will get updated across the entire system as soon as the SalesRep submits from his account. District Manager and Area </text:span><text:soft-page-break/><text:span text:style-name="T8">Manager can then see this entry when they log in. </text:span></text:p>
      <text:p text:style-name="P59"><text:span text:style-name="T7"/></text:p>
      <text:p text:style-name="P61"><text:span text:style-name="T2">**Priority:**</text:span> <text:span text:style-name="T20">High</text:span></text:p>
      <text:p text:style-name="P63"/>
      <text:p text:style-name="P61"><text:span text:style-name="T2">**Implemented:**</text:span> <text:span text:style-name="T12">NA</text:span></text:p>
      <text:p text:style-name="P63"/>
      <text:p text:style-name="P60">[Function 2] <text:span text:style-name="T18">When ever a SalesRep distributes some samples to Doctor and logs the number of samples given, it gets updated for his territory. When District Manager or Area Manager logs in, he/she will be able to see the remaining number of samples for that SalesRep.</text:span></text:p>
      <text:p text:style-name="P64"/>
      <text:p text:style-name="P62"><text:span text:style-name="T2">**Priority:**</text:span> <text:span text:style-name="T9">Medium</text:span></text:p>
      <text:p text:style-name="P64"/>
      <text:p text:style-name="P62"><text:span text:style-name="T2">**Implemented:**</text:span> <text:span text:style-name="T12">NA</text:span></text:p>
      <text:p text:style-name="P64"/>
      <text:p text:style-name="P60">[Function 3] <text:span text:style-name="T18">When SalesRep logs in a particular call, 1 entity is deducted from his account. Remaining number of calls for that SalesRep is updated in the system. His District and Area manager will be able to see the remaining number of calls for that SalesRep for that week. </text:span></text:p>
      <text:p text:style-name="P64"/>
      <text:p text:style-name="P62"><text:span text:style-name="T2">**Priority:**</text:span> <text:span text:style-name="T9">Medium</text:span></text:p>
      <text:p text:style-name="P64"/>
      <text:p text:style-name="P62"><text:span text:style-name="T2">**Implemented:**</text:span> <text:span text:style-name="T12">NA</text:span></text:p>
      <text:p text:style-name="P35"/>
      <text:p text:style-name="P2">[Merit 2] Improved Communication Channel – <text:span text:style-name="T18">Communication across different levels in hierarchy <text:s/>regarding any change in alignment or assignment of a SalesRep will take less time and effort with SalesFast. This will help in alleviating problematic long email chains. <text:s/></text:span><text:span text:style-name="T9"><text:s/></text:span></text:p>
      <text:p text:style-name="P10"/>
      <text:p text:style-name="P65">[Function 1] <text:span text:style-name="T6">Users at different levels will log in to the same platform with their own unique user id and password. Being on the same platform will ensure <text:s/>quick correspondence.</text:span></text:p>
      <text:p text:style-name="P66"><text:span text:style-name="T2"/></text:p>
      <text:p text:style-name="P67"><text:span text:style-name="T2">**Priority:**</text:span> <text:span text:style-name="T9">Medium</text:span></text:p>
      <text:p text:style-name="P68"/>
      <text:p text:style-name="P67"><text:span text:style-name="T2">**Implemented:**</text:span> <text:span text:style-name="T12">NA</text:span></text:p>
      <text:p text:style-name="P69"><text:span text:style-name="T5"/></text:p>
      <text:p text:style-name="P69">[Function 2] <text:span text:style-name="T19">Area Manager can re assign a SalesRep from one District Manager to another. This change in mapping gets percolated down to District Manager's and Sales Rep's account automatically without any need for explicit communication from Area Manager.</text:span></text:p>
      <text:p text:style-name="P68"/>
      <text:p text:style-name="P67"><text:span text:style-name="T2">**Priority:**</text:span> <text:span text:style-name="T9">High</text:span></text:p>
      <text:p text:style-name="P68"/>
      <text:p text:style-name="P67"><text:span text:style-name="T2">**Implemented:**</text:span> <text:span text:style-name="T12">NA</text:span></text:p>
      <text:p text:style-name="P5"/>
      <text:p text:style-name="P5"/>
      <text:p text:style-name="P2">[Merit 3] Better Control Over Sales Process – <text:span text:style-name="T18">Area Manager and District Manager can track the progress of Sales Calls with various parameters on a real time basis. This will allow them to proactively take any actions to improve the Sales output or call the team for a meeting to discuss any modulation required in the existing sales process.</text:span></text:p>
      <text:p text:style-name="P35"/>
      <text:p text:style-name="P70"><text:span text:style-name="T31">[Function 1]</text:span> <text:span text:style-name="T13">Area Manager and District manager will be able to see the status of calls being executed by Sales Rep under them. How many calls have been executed this week, how many <text:s/>are in progress, how many got converted to 'submitted'. </text:span></text:p>
      <text:p text:style-name="P71"><text:span text:style-name="T8"/></text:p>
      <text:p text:style-name="P73"><text:span text:style-name="T2">**Priority:**</text:span> <text:span text:style-name="T9">Low</text:span></text:p>
      <text:p text:style-name="P74"><text:soft-page-break/></text:p>
      <text:p text:style-name="P73"><text:span text:style-name="T2">**Implemented:**</text:span> <text:span text:style-name="T12">NA</text:span></text:p>
      <text:p text:style-name="P74"/>
      <text:p text:style-name="P72">[Function 2] <text:span text:style-name="T18">District managers will be able to see the number of calls made and remaining by a SalesRep for the week. They can even change (increase or decrease) the remaining number anytime in between the week.</text:span></text:p>
      <text:p text:style-name="P74"/>
      <text:p text:style-name="P73"><text:span text:style-name="T2">**Priority:**</text:span> <text:span text:style-name="T9">Medium</text:span></text:p>
      <text:p text:style-name="P74"/>
      <text:p text:style-name="P73"><text:span text:style-name="T2">**Implemented:**</text:span> <text:span text:style-name="T12">NA</text:span></text:p>
      <text:p text:style-name="P35"/>
      <text:p text:style-name="P5"><text:span text:style-name="T19"/></text:p>
      <text:p text:style-name="P2">## Chapter 4 - ReadMe</text:p>
      <text:p text:style-name="P5"/>
      <text:p text:style-name="P6">[This will serve as a guide to the users of your system]</text:p>
      <text:p text:style-name="P5"/>
      <text:p text:style-name="P6">---</text:p>
      <text:p text:style-name="P5"/>
      <text:p text:style-name="P2">## Chapter 5 - Improvement Content List</text:p>
      <text:p text:style-name="P5"/>
      <text:p text:style-name="P3">#### Correspondence N</text:p>
      <text:p text:style-name="P6"><text:span text:style-name="T2">**Date:**</text:span> [Date]</text:p>
      <text:p text:style-name="P5"/>
      <text:p text:style-name="P6"><text:span text:style-name="T2">**Feedback:**</text:span> </text:p>
      <text:p text:style-name="P6">- [Feedback]</text:p>
      <text:p text:style-name="P6">- [Feedback]</text:p>
      <text:p text:style-name="P6">- [Feedback]</text:p>
      <text:p text:style-name="P5"/>
      <text:p text:style-name="P7">**Result:**</text:p>
      <text:p text:style-name="P6">- [Improvement]</text:p>
      <text:p text:style-name="P6">- [Improvement]</text:p>
      <text:p text:style-name="P6">- [Impro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ndalus" svg:font-family="Andalu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shul Gandhi</meta:initial-creator>
    <meta:creation-date>2016-01-20T15:32:05.91</meta:creation-date>
    <dc:date>2016-01-21T15:13:23.05</dc:date>
    <meta:editing-duration>PT7H24M45S</meta:editing-duration>
    <meta:editing-cycles>58</meta:editing-cycles>
    <meta:generator>OpenOffice/4.1.2$Win32 OpenOffice.org_project/412m3$Build-9782</meta:generator>
    <dc:creator>Harshul Gandhi</dc:creator>
    <meta:document-statistic meta:table-count="0" meta:image-count="0" meta:object-count="0" meta:page-count="6" meta:paragraph-count="145" meta:word-count="1937" meta:character-count="11703"/>
  </office:meta>
</office:document-meta>
</file>